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ourier New1" svg:font-family="'Courier New'"/>
    <style:font-face style:name="Georgia" svg:font-family="Georgia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Georgia1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solid" svg:stroke-width="0.026cm" svg:stroke-color="#ffffff" draw:stroke-linejoin="miter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5" style:family="graphic" style:parent-style-name="standard">
      <style:graphic-properties draw:stroke="solid" svg:stroke-width="0.053cm" svg:stroke-color="#ff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ff0000" draw:stroke-linejoin="miter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ff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4f81bd" draw:textarea-vertical-align="middle" draw:auto-grow-height="false" draw:fit-to-size="false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106cm" svg:stroke-color="#99ccff" draw:marker-end="msArrowEnd_20_5" draw:marker-end-width="0.318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2.573cm"/>
    </style:style>
    <style:style style:name="pr4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Only-notes">
      <style:graphic-properties draw:fill-color="#ffffff" fo:min-height="12.573cm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.198cm" fo:margin-bottom="0cm" fo:line-height="9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2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bold" style:font-size-asian="44pt" style:font-style-asian="normal" style:font-weight-asian="bold" style:font-name-complex="Calibri1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alibri1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Georgi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Georgia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Georgi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eorgi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Georgia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Georgia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Georgia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ructure of a YACC File" draw:style-name="dp1" draw:master-page-name="Title_20_and_20_Content" presentation:presentation-page-layout-name="AL1T11">
        <draw:frame draw:name="Rectangle 4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ructure of a YACC File</text:span></text:p>
          </draw:text-box>
        </draw:frame>
        <draw:frame draw:name="Rectangle 5" presentation:style-name="pr2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Has the same three-part structure as Lex </text:span></text:p>
              </text:list-item>
              <text:list-item>
                <text:p text:style-name="P3"><text:span text:style-name="T2">Each part is separated by a %% symbol</text:span></text:p>
              </text:list-item>
              <text:list-item>
                <text:p text:style-name="P3"><text:span text:style-name="T2">The three parts are even identical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2">definition section</text:span></text:p>
                  </text:list-item>
                  <text:list-item>
                    <text:p text:style-name="P3"><text:span text:style-name="T2">rules section</text:span></text:p>
                  </text:list-item>
                  <text:list-item>
                    <text:p text:style-name="P3"><text:span text:style-name="T2">code section (copied directly into the generated program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finiton Section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Definition Section</text:span></text:p>
          </draw:text-box>
        </draw:frame>
        <draw:frame draw:name="Rectangle 3" presentation:style-name="pr2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Declare tokens used in the grammar and types of values used on the stack here</text:span></text:p>
              </text:list-item>
              <text:list-item>
                <text:p text:style-name="P3"><text:span text:style-name="T2">Tokens that are single quoted characters like “=“ or “+” need not be declared.</text:span></text:p>
              </text:list-item>
              <text:list-item>
                <text:p text:style-name="P3"><text:span text:style-name="T2">Literal C code can be included in a block in this section using %{…%}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Declaring Tokens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3">Declaring Tokens</text:span></text:p>
          </draw:text-box>
        </draw:frame>
        <draw:frame draw:name="Rectangle 3" presentation:style-name="pr2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2">The tokens that are used in the grammar must be declared</text:span></text:p>
              </text:list-item>
              <text:list-item>
                <text:p text:style-name="P3"><text:span text:style-name="T2">Include lines like the one below in the definition section:</text:span></text:p>
              </text:list-item>
            </text:list>
            <text:p text:style-name="P3"><text:span text:style-name="T2"/></text:p>
          </draw:text-box>
        </draw:frame>
        <draw:custom-shape draw:name="Text Box 4" draw:style-name="gr2" draw:text-style-name="P6" draw:layer="layout" svg:width="20.566cm" svg:height="2.621cm" svg:x="2.54cm" svg:y="11.157cm">
          <text:p text:style-name="P5"><text:span text:style-name="T4">%token CHARSTRING INT IDENTIFIER</text:span></text:p>
          <text:p text:style-name="P5"><text:span text:style-name="T4">%token LPAREN RPAR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Rules Section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5">The Rules Section</text:span></text:p>
          </draw:text-box>
        </draw:frame>
        <draw:frame draw:name="Rectangle 3" presentation:style-name="pr2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6">The rules of the grammar are placed here.</text:span></text:p>
              </text:list-item>
              <text:list-item>
                <text:p text:style-name="P3"><text:span text:style-name="T6">Here is an example of the basic syntax:</text:span></text:p>
              </text:list-item>
            </text:list>
          </draw:text-box>
        </draw:frame>
        <draw:custom-shape draw:name="Text Box 4" draw:style-name="gr3" draw:text-style-name="P6" draw:layer="layout" svg:width="18.854cm" svg:height="1.013cm" svg:x="1.967cm" svg:y="8.467cm">
          <text:p text:style-name="P5"><text:span text:style-name="T7">Expr </text:span><text:span text:style-name="T8"></text:span><text:span text:style-name="T7"> INTEGER + INTEGER | INTEGER - INTE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" draw:text-style-name="P6" xml:id="id1" draw:id="id1" draw:layer="layout" svg:width="14.473cm" svg:height="2.792cm" svg:x="2.725cm" svg:y="10.892cm">
          <text:p text:style-name="P5"><text:span text:style-name="T9">expr : INTEGER + INTEGER {action}</text:span></text:p>
          <text:p text:style-name="P5"><text:span text:style-name="T9"><text:s text:c="4"/></text:span><text:span text:style-name="T9">| <text:s/>INTEGER – INTEGER {action}</text:span></text:p>
          <text:p text:style-name="P5"><text:span text:style-name="T9"><text:s text:c="4"/></text:span><text:span text:style-name="T9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" draw:text-style-name="P6" xml:id="id2" draw:id="id2" draw:layer="layout" svg:width="8.746cm" svg:height="1.013cm" svg:x="14.609cm" svg:y="16.087cm">
          <text:p text:style-name="P5"><text:span text:style-name="T10">YACC grammar defin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5" draw:text-style-name="P6" xml:id="id3" draw:id="id3" draw:layer="layout" svg:x1="15.451cm" svg:y1="16.086cm" svg:x2="14.393cm" svg:y2="13.97cm">
          <text:p text:style-name="P5"><text:span text:style-name="T10"/></text:p>
        </draw:lin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YACC Actions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YACC Actions</text:span></text:p>
          </draw:text-box>
        </draw:frame>
        <draw:frame draw:name="Rectangle 3" presentation:style-name="pr2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7"><text:span text:style-name="T12">Similar to Lex, actions can be defined that will be performed whenever a production is applied in the stream of tokens.</text:span></text:p>
              </text:list-item>
              <text:list-item>
                <text:p text:style-name="P7"><text:span text:style-name="T12">These are usually included after the production whose action is to be defined.</text:span></text:p>
              </text:list-item>
              <text:list-item>
                <text:p text:style-name="P7"><text:span text:style-name="T12">Since every symbol in the grammar has a corresponding value, it will be necessary to access those values.</text:span></text:p>
              </text:list-item>
              <text:list-item>
                <text:p text:style-name="P7"><text:span text:style-name="T12">Accessing the YACC stack will be the way to do this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ccessing the Stack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Accessing the Stack</text:span></text:p>
          </draw:text-box>
        </draw:frame>
        <draw:frame draw:name="Rectangle 3" presentation:style-name="pr2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6">Since YACC generates an LR parser, it will push the symbols that it reads along with their values on a stack until it is ready to reduce.</text:span></text:p>
              </text:list-item>
              <text:list-item>
                <text:p text:style-name="P3"><text:span text:style-name="T6">To access these values, include a dollar sign with a number to get at each value in the production in the action defini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ccessing the Stack" draw:style-name="dp1" draw:master-page-name="Title_20_Only" presentation:presentation-page-layout-name="AL2T19">
        <draw:frame draw:name="Rectangle 2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Accessing the Stack</text:span></text:p>
          </draw:text-box>
        </draw:frame>
        <draw:custom-shape draw:name="Text Box 4" draw:style-name="gr4" draw:text-style-name="P6" draw:layer="layout" svg:width="17.013cm" svg:height="2.792cm" svg:x="4.674cm" svg:y="9.313cm">
          <text:p text:style-name="P5"><text:span text:style-name="T9">expr : INTEGER + INTEGER {$$ = $1 + $3}</text:span></text:p>
          <text:p text:style-name="P5"><text:span text:style-name="T9"><text:s text:c="4"/></text:span><text:span text:style-name="T9">| <text:s/>INTEGER – INTEGER {$$ = $1 - $3}</text:span></text:p>
          <text:p text:style-name="P5"><text:span text:style-name="T9"><text:s text:c="4"/></text:span><text:span text:style-name="T9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9" xml:id="id6" draw:id="id6">
          <draw:custom-shape draw:name="Rectangle 5" draw:style-name="gr6" draw:text-style-name="P6" draw:layer="layout" svg:width="1.057cm" svg:height="0.634cm" svg:x="15.924cm" svg:y="9.525cm">
            <text:p text:style-name="P5"><text:span text:style-name="T10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6" draw:style-name="gr3" draw:text-style-name="P6" draw:layer="layout" svg:width="14.088cm" svg:height="1.013cm" svg:x="9.49cm" svg:y="5.292cm">
            <text:p text:style-name="P5"><text:span text:style-name="T10">Refers to the value of the left nontermina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7" draw:text-style-name="P6" draw:layer="layout" svg:x1="16.346cm" svg:y1="6.138cm" svg:x2="16.346cm" svg:y2="9.101cm">
            <text:p/>
          </draw:line>
        </draw:g>
        <draw:g draw:name="Group 18" xml:id="id4" draw:id="id4">
          <draw:custom-shape draw:name="Rectangle 10" draw:style-name="gr6" draw:text-style-name="P6" draw:layer="layout" svg:width="1.057cm" svg:height="0.634cm" svg:x="17.992cm" svg:y="10.372cm">
            <text:p text:style-name="P5"><text:span text:style-name="T10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2" draw:style-name="gr7" draw:text-style-name="P6" draw:layer="layout" svg:x1="9.948cm" svg:y1="11.641cm" svg:x2="9.948cm" svg:y2="11.006cm">
            <text:p/>
          </draw:line>
          <draw:line draw:name="Line 15" draw:style-name="gr8" draw:text-style-name="P6" draw:layer="layout" svg:x1="9.948cm" svg:y1="11.641cm" svg:x2="18.626cm" svg:y2="11.641cm">
            <text:p/>
          </draw:line>
          <draw:line draw:name="Line 17" draw:style-name="gr8" draw:text-style-name="P6" draw:layer="layout" svg:x1="18.626cm" svg:y1="11.641cm" svg:x2="18.626cm" svg:y2="11.006cm">
            <text:p/>
          </draw:line>
        </draw:g>
        <draw:g draw:name="Group 23" xml:id="id5" draw:id="id5">
          <draw:custom-shape draw:name="Rectangle 19" draw:style-name="gr6" draw:text-style-name="P6" draw:layer="layout" svg:width="1.057cm" svg:height="0.634cm" svg:x="20.108cm" svg:y="10.372cm">
            <text:p text:style-name="P5"><text:span text:style-name="T10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7" draw:text-style-name="P6" draw:layer="layout" svg:x1="13.758cm" svg:y1="12.488cm" svg:x2="13.758cm" svg:y2="11.006cm">
            <text:p/>
          </draw:line>
          <draw:line draw:name="Line 21" draw:style-name="gr8" draw:text-style-name="P6" draw:layer="layout" svg:x1="20.743cm" svg:y1="11.006cm" svg:x2="20.743cm" svg:y2="12.488cm">
            <text:p/>
          </draw:line>
          <draw:line draw:name="Line 22" draw:style-name="gr8" draw:text-style-name="P6" draw:layer="layout" svg:x1="20.743cm" svg:y1="12.488cm" svg:x2="13.758cm" svg:y2="12.488cm">
            <text:p/>
          </draw:line>
        </draw:g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" smil:attributeName="visibility" smil:to="visible"/>
                  <anim:transitionFilter smil:dur="0.5s" smil:targetElement="id4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smil:attributeName="visibility" smil:to="visible"/>
                  <anim:transitionFilter smil:dur="0.5s" smil:targetElement="id6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Where do Tokens and Their Values Come From?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2">Where do Tokens and Their Values Come From?</text:span></text:p>
          </draw:text-box>
        </draw:frame>
        <draw:frame draw:name="Rectangle 3" presentation:style-name="pr2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6">Typically from the lexer.</text:span></text:p>
              </text:list-item>
            </text:list>
          </draw:text-box>
        </draw:frame>
        <draw:custom-shape draw:name="Oval 5" draw:style-name="gr9" draw:text-style-name="P6" draw:layer="layout" svg:width="6.984cm" svg:height="3.386cm" svg:x="4.233cm" svg:y="10.583cm">
          <text:p text:style-name="P8"><text:span text:style-name="T13">yyparse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9" draw:text-style-name="P6" draw:layer="layout" svg:width="6.984cm" svg:height="3.386cm" svg:x="15.028cm" svg:y="10.583cm">
          <text:p text:style-name="P8"><text:span text:style-name="T13">yylex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 Box 7" draw:style-name="gr3" draw:text-style-name="P6" draw:layer="layout" svg:width="2.412cm" svg:height="1.013cm" svg:x="6.53cm" svg:y="8.996cm">
          <text:p text:style-name="P5"><text:span text:style-name="T7">YAC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3" draw:text-style-name="P6" draw:layer="layout" svg:width="1.921cm" svg:height="1.013cm" svg:x="17.365cm" svg:y="8.89cm">
          <text:p text:style-name="P5"><text:span text:style-name="T7">LE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0" draw:text-style-name="P6" draw:layer="layout" svg:x1="10.795cm" svg:y1="11.218cm" svg:x2="15.24cm" svg:y2="11.218cm">
          <text:p/>
        </draw:line>
        <draw:line draw:name="Line 11" draw:style-name="gr10" draw:text-style-name="P6" draw:layer="layout" svg:x1="15.028cm" svg:y1="13.123cm" svg:x2="11.006cm" svg:y2="13.123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visiting Lex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Revisiting Lex</text:span></text:p>
          </draw:text-box>
        </draw:frame>
        <draw:frame draw:name="Rectangle 3" presentation:style-name="pr2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9"><text:span text:style-name="T6">The Lex file will have to be modified to work with the YACC parser in two main places.</text:span></text:p>
              </text:list-item>
              <text:list-item>
                <text:p text:style-name="P9"><text:span text:style-name="T6">In the definition section, include this statement: </text:span><text:span text:style-name="T14">#include “y.tab.h”</text:span></text:p>
              </text:list-item>
              <text:list-item>
                <text:p text:style-name="P9"><text:span text:style-name="T6">That is a header file automatically created by YACC when the parser is generated.</text:span></text:p>
              </text:list-item>
              <text:list-item>
                <text:p text:style-name="P9"><text:span text:style-name="T6">The actions for the rules need to be changed too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visiting Lex Actions" draw:style-name="dp1" draw:master-page-name="Title_20_and_20_Content" presentation:presentation-page-layout-name="AL1T11">
        <draw:frame draw:name="Rectangle 4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Revisiting Lex Actions</text:span></text:p>
          </draw:text-box>
        </draw:frame>
        <draw:frame draw:name="Rectangle 3" presentation:style-name="pr2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6">For tokens with a value, assign that value to </text:span><text:span text:style-name="T14">yylval</text:span><text:span text:style-name="T6">. YACC can read the value from that variable.</text:span></text:p>
              </text:list-item>
              <text:list-item>
                <text:p text:style-name="P3"><text:span text:style-name="T6">Include a return statement for the token name (this is the same name that is defined at the top of the YACC file).</text:span></text:p>
              </text:list-item>
            </text:list>
          </draw:text-box>
        </draw:frame>
        <draw:custom-shape draw:name="Text Box 5" draw:style-name="gr3" draw:text-style-name="P6" draw:layer="layout" svg:width="23.786cm" svg:height="1.945cm" svg:x="0.878cm" svg:y="14.393cm">
          <text:p text:style-name="P5"><text:span text:style-name="T9">if <text:s text:c="12"/>{return IF;}</text:span></text:p>
          <text:p text:style-name="P5"><text:span text:style-name="T9">[1-9][0-9]* <text:s text:c="3"/>{yylval = atoi(yytext); return INTEGER;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%union Declaration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The %union Declaration</text:span></text:p>
          </draw:text-box>
        </draw:frame>
        <draw:frame draw:name="Rectangle 3" presentation:style-name="pr2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3"><text:span text:style-name="T6">Different tokens have different data types.</text:span></text:p>
              </text:list-item>
              <text:list-item>
                <text:p text:style-name="P3"><text:span text:style-name="T6">INTEGER are integers, FLOAT are floats, CHARACTERSTRING are char *, IDENTIFIER are pointers to the entry in the symbol table for that identifier.</text:span></text:p>
              </text:list-item>
              <text:list-item>
                <text:p text:style-name="P3"><text:span text:style-name="T6">The %union will allow the parser to apply the right data type to the right toke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%union Declaration" draw:style-name="dp1" draw:master-page-name="Title_20_and_20_Content" presentation:presentation-page-layout-name="AL1T11">
        <draw:frame draw:name="Rectangle 2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1">The %union Declaration</text:span></text:p>
          </draw:text-box>
        </draw:frame>
        <draw:custom-shape draw:name="Text Box 5" draw:style-name="gr4" draw:text-style-name="P6" draw:layer="layout" svg:width="10.028cm" svg:height="5.585cm" svg:x="2.169cm" svg:y="6.35cm">
          <text:p text:style-name="P5"><text:span text:style-name="T15">%union {</text:span></text:p>
          <text:p text:style-name="P5"><text:span text:style-name="T15"><text:s text:c="5"/></text:span><text:span text:style-name="T15">int intValue;</text:span></text:p>
          <text:p text:style-name="P5"><text:span text:style-name="T15"><text:s text:c="5"/></text:span><text:span text:style-name="T15">float floatValue;</text:span></text:p>
          <text:p text:style-name="P5"><text:span text:style-name="T15">}</text:span></text:p>
          <text:p text:style-name="P5"><text:span text:style-name="T15"/></text:p>
          <text:p text:style-name="P5"><text:span text:style-name="T15">%token &lt;intValue&gt; INTEGER</text:span></text:p>
          <text:p text:style-name="P5"><text:span text:style-name="T15">%token &lt;floatValue&gt; FLOA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3" draw:text-style-name="P6" draw:layer="layout" svg:width="9.046cm" svg:height="1.013cm" svg:x="1.885cm" svg:y="5.292cm">
          <text:p text:style-name="P5"><text:span text:style-name="T7">YACC Definition S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4" draw:text-style-name="P6" draw:layer="layout" svg:width="19.934cm" svg:height="1.775cm" svg:x="2.218cm" svg:y="15.028cm">
          <text:p text:style-name="P5"><text:span text:style-name="T15">… </text:span><text:span text:style-name="T15">{yylval.intValue = atoi(yytext); return INTEGER;}</text:span></text:p>
          <text:p text:style-name="P5"><text:span text:style-name="T15">… </text:span><text:span text:style-name="T15">{yylval.floatValue = atof(yytext); return FLOAT;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" draw:style-name="gr3" draw:text-style-name="P6" draw:layer="layout" svg:width="6.815cm" svg:height="1.013cm" svg:x="1.851cm" svg:y="13.97cm">
          <text:p text:style-name="P5"><text:span text:style-name="T7">Lex Rules S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References That Might Be Useful" draw:style-name="dp1" draw:master-page-name="Title_20_and_20_Content" presentation:presentation-page-layout-name="AL1T11">
        <draw:frame draw:name="Rectangle 2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6">References That Might Be Useful</text:span></text:p>
          </draw:text-box>
        </draw:frame>
        <draw:frame draw:name="Rectangle 3" presentation:style-name="pr2" draw:text-style-name="P4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10"><text:span text:style-name="T12">Levine J R , Manson T , Brown D, “Lex &amp; Yacc”, (2Ed , O'Reilly, 1992)</text:span></text:p>
              </text:list-item>
              <text:list-item>
                <text:p text:style-name="P10"><text:span text:style-name="T12">Stephen C. Johnson, “Yacc: Yet Another Compiler-Compiler”,</text:span><text:span text:style-name="T17"> </text:span><text:span text:style-name="T18"><text:a xlink:href="http://www.cs.utexas.edu/users/novak/yaccpaper.htm" xlink:type="simple">http://www.cs.utexas.edu/users/novak/yaccpaper.htm</text:a></text:span></text:p>
              </text:list-item>
              <text:list-item>
                <text:p text:style-name="P10"><text:span text:style-name="T12">Bert Hubert, “Lex and YACC primer/HOWTO”, </text:span><text:span text:style-name="T18"><text:a xlink:href="http://www.tldp.org/HOWTO/Lex-YACC-HOWTO.html%23toc6" xlink:type="simple">http://www.tldp.org/HOWTO/Lex-YACC-HOWTO.html#toc6</text:a></text:span></text:p>
              </text:list-item>
            </text:list>
            <text:p text:style-name="P10"><text:span text:style-name="T12"/></text:p>
          </draw:text-box>
        </draw:frame>
        <presentation:notes draw:style-name="dp3">
          <draw:page-thumbnail draw:name="Slide Image Placeholder 1" draw:style-name="gr1" draw:layer="layout" svg:width="12.699cm" svg:height="9.524cm" svg:x="3.175cm" svg:y="1.905cm" draw:page-number="13" presentation:class="page"/>
          <draw:frame draw:name="Notes Placeholder 2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19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ourier New1" svg:font-family="'Courier New'"/>
    <style:font-face style:name="Georgia" svg:font-family="Georgia"/>
    <style:font-face style:name="Wingdings" svg:font-family="Wingding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Georgia1" svg:font-family="Georgi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text-align="start"/>
      <style:text-properties fo:font-size="32pt"/>
    </style:style>
    <style:style style:name="M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text-align="start" style:font-independent-line-spacing="true"/>
      <style:text-properties fo:font-size="32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and_20_Content" style:display-name="Title and Content" style:page-layout-name="PM1" draw:style-name="Mdp1">
      <draw:frame draw:name="Title 1" presentation:style-name="Mpr1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Content Placeholder 2" presentation:style-name="Mpr2" draw:text-style-name="MP10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5"><text:span text:style-name="MT2">Click to edit the outline text format</text:span></text:p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2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3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6"><text:date style:data-style-name="D1" text:date-value="2019-02-14">2/14/19</text:date></text:span></text:p>
        </draw:text-box>
      </draw:frame>
      <draw:frame draw:name="Footer Placeholder 4" presentation:style-name="Mpr3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3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6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2" presentation:style-name="Mpr7" draw:text-style-name="MP12" draw:layer="backgroundobjects" svg:width="5.926cm" svg:height="1.013cm" svg:x="1.27cm" svg:y="17.657cm" presentation:class="date-time" presentation:user-transformed="true">
        <draw:text-box>
          <text:p text:style-name="MP11"><text:span text:style-name="MT6"><text:date style:data-style-name="D1" text:date-value="2019-02-14">2/14/19</text:date></text:span></text:p>
        </draw:text-box>
      </draw:frame>
      <draw:frame draw:name="Footer Placeholder 3" presentation:style-name="Mpr7" draw:text-style-name="MP12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4" presentation:style-name="Mpr7" draw:text-style-name="MP12" draw:layer="backgroundobjects" svg:width="5.926cm" svg:height="1.013cm" svg:x="18.203cm" svg:y="17.657cm" presentation:class="page-number" presentation:user-transformed="true">
        <draw:text-box>
          <text:p text:style-name="MP13"><text:span text:style-name="MT6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tructure of a YACC File</dc:title>
    <meta:initial-creator>tim finin</meta:initial-creator>
    <meta:editing-cycles>2</meta:editing-cycles>
    <meta:creation-date>2011-10-12T02:42:10</meta:creation-date>
    <dc:date>2019-02-14T09:41:11.620938300</dc:date>
    <meta:editing-duration>PT14M2S</meta:editing-duration>
    <meta:generator>LibreOffice/4.2.8.2$Linux_X86_64 LibreOffice_project/420$Build-2</meta:generator>
    <meta:document-statistic meta:object-count="114"/>
    <meta:user-defined meta:name="AppVersion">12.0000</meta:user-defined>
    <meta:user-defined meta:name="Company">UMBC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</meta:user-defined>
  </office:meta>
</office:document-meta>
</file>